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Vazir" svg:font-family="Vaz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5d99" officeooo:paragraph-rsid="00105d99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05d99" officeooo:paragraph-rsid="00105d99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25746" officeooo:paragraph-rsid="00125746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25746" officeooo:paragraph-rsid="0013dd33"/>
    </style:style>
    <style:style style:name="T1" style:family="text">
      <style:text-properties fo:color="#202124"/>
    </style:style>
    <style:style style:name="T2" style:family="text">
      <style:text-properties fo:color="#040c28" style:font-name="Google Sans" fo:font-size="15pt"/>
    </style:style>
    <style:style style:name="T3" style:family="text">
      <style:text-properties officeooo:rsid="001372ee"/>
    </style:style>
    <style:style style:name="T4" style:family="text">
      <style:text-properties officeooo:rsid="0013dd33"/>
    </style:style>
    <style:style style:name="T5" style:family="text">
      <style:text-properties officeooo:rsid="0015d113"/>
    </style:style>
    <style:style style:name="T6" style:family="text">
      <style:text-properties officeooo:rsid="0016c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ر پروژه فن‌کاوی در حوزه ارتباط مغز و ماشین (BCI)، پس از استخراج فناوری‌های مرتبط و محاسبه ارتباط بین آنها، در یکی از تحلیل‌های انجام شده، یک نمایش دو بعدی از فضای ارتباطی فناوری‌ها تهیه شد. در کادر زیر، این فضای دو بعدی قابل بزرگنمایی و مشاهده است.</text:p>
      <text:p text:style-name="P3">در این شکل، ۱۳ دسته مختلف از فناوری‌های مرتبط با BCI، با رنگ‌های مختلف نمایش داده شده‌اند. مختصات هر فناوری توسط الگوریتم‌های هوش مصنوعی محاسبه شده و همانطور که مشاهده می‌شود، فناوری‌های مرتبط، کلونی‌های مختلفی را شکل داده‌اند. </text:p>
      <text:p text:style-name="P4">تعیین گروه فناوری به‌طور دستی و توسط خبرگان انجام شده اما محاسبات <text:span text:style-name="T3">انجام گرفته بر مبنای ارتباط و توسط ماشین <text:s/>صورت گرفته است که تضادهای جالبی را شکل داده است. </text:span>به‌طور نمونه در قسمت پایین – وسط شکل، تعدادی از فناوری‌های مهندسی برق با رنگ زرد دیده می‌شوند که در میان آنها فناوری <text:span text:style-name="T4">Photoresist به رنگ </text:span>قرمز <text:span text:style-name="T5">قرار دارد که نشان می‌دهد این فناوری توسط خبرگان، یک فناوری حوزه شیمی تشخیص داده‌ شده است. </text:span><text:span text:style-name="T3">Photoresist</text:span><text:span text:style-name="T5">‌ها، موادی هستند که نسبت به نور حساس بوده و بیشتر </text:span><text:span text:style-name="T6">در ساخت</text:span><text:span text:style-name="T5"> بردهای </text:span><text:span text:style-name="T6">ظریف </text:span><text:span text:style-name="T5">الکتر</text:span><text:span text:style-name="T6">ونیکی </text:span><text:span text:style-name="T5">استفاده می‌شوند.</text:span></text:p>
      <text:p text:style-name="P2"/>
      <text:p text:style-name="P2"/>
      <text:p text:style-name="P2"><text:span text:style-name="T1"> </text:span><text:span text:style-name="T2">a light-sensitive material used in several processes, such as photolithography and photoengraving, to form a patterned coating on a surfa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Vazir" svg:font-family="Vaz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4:03:12.284322942</meta:creation-date>
    <dc:date>2023-04-22T12:19:22.011011439</dc:date>
    <meta:editing-duration>PT7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97" meta:character-count="1093" meta:non-whitespace-character-count="896"/>
  </office:meta>
</office:document-meta>
</file>